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fr" fo:country="FR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3" style:family="paragraph" style:parent-style-name="Text_20_body">
      <style:paragraph-properties fo:margin-left="0.25in" fo:margin-right="0in" fo:margin-top="0in" fo:margin-bottom="0in" loext:contextual-spacing="false" fo:text-indent="0in" style:auto-text-indent="false" fo:padding="0in" fo:border="none"/>
      <style:text-properties fo:language="fr" fo:country="FR" loext:padding="0in" loext:border="none"/>
    </style:style>
    <style:style style:name="P4" style:family="paragraph" style:parent-style-name="Text_20_body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4269b"/>
    </style:style>
    <style:style style:name="T3" style:family="text">
      <style:text-properties fo:language="fr" fo:country="F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.3 → success and failure of the algorithm:</text:span></text:p>
      <text:p text:style-name="P2"/>
      <text:p text:style-name="P1"><text:span text:style-name="T1">Note that the algorithm always provides a cut of G. a cut of the contracted graph is also a cut of the original graph</text:span> </text:p>
      <text:p text:style-name="P2"/>
      <text:p text:style-name="P1"><text:span text:style-name="T1">-&gt; that cut that is found, may not be a min cut</text:span> </text:p>
      <text:p text:style-name="P2"/>
      <text:p text:style-name="P2"/>
      <text:p text:style-name="P1"><text:span text:style-name="T1">The key for success is never to choose the edge in the mincut during the contraction process</text:span> </text:p>
      <text:p text:style-name="P2"/>
      <text:p text:style-name="P1"><text:span text:style-name="T1">NOTE : </text:span> </text:p>
      <text:p text:style-name="P3"><text:span text:style-name="T1">As with all probabilistic algorithms one can relaunch it many times with a new chance of success</text:span> </text:p>
      <text:p text:style-name="P3"><text:span text:style-name="T1">From all these repetition we will choose the best response, here the one with the smallest cardinality</text:span> </text:p>
      <text:p text:style-name="P3"><text:span text:style-name="T1">However, we are not sure it is really a mincut</text:span> </text:p>
      <text:p text:style-name="P2"> </text:p>
      <text:p text:style-name="P1"><text:span text:style-name="T1">2.4 -&gt; probability of success:</text:span> </text:p>
      <text:p text:style-name="P2"> </text:p>
      <text:p text:style-name="P1"><text:span text:style-name="T1">In order to know how many repetition we should do, we need to know the probability of success of each run. Then 1/P give a good approximation of how many runs are needed</text:span> </text:p>
      <text:p text:style-name="P2"> </text:p>
      <text:p text:style-name="P1"><text:span text:style-name="T1">LEMME: </text:span> </text:p>
      <text:p text:style-name="P3"><text:span text:style-name="T1">Let C b</text:span><text:span text:style-name="T2">e</text:span><text:span text:style-name="T1"> a mincut of a G with cardinality |C| = k</text:span> </text:p>
      <text:p text:style-name="P3"><text:span text:style-name="T1">Then: G contains at least nk/2 edges, where n = |V|</text:span> </text:p>
      <text:p text:style-name="P4"/>
      <text:p text:style-name="P3"><text:span text:style-name="T1">Proof: let us assure that there exists a vertex with degree l&lt;k. Then by cutting these l links we would have a smaller mincut. Thus, every vertex has at least k edges connected to it.</text:span> </text:p>
      <text:p text:style-name="P4"/>
      <text:p text:style-name="P3"><text:span text:style-name="T1">Since each edge has two extremities, the total number of edges in G is at least nk/2</text:span> </text:p>
      <text:p text:style-name="P4"/>
      <text:p text:style-name="P1"><text:span text:style-name="T1">Computing p, the prob of success:</text:span> </text:p>
      <text:p text:style-name="P2"/>
      <text:p text:style-name="P1"><text:span text:style-name="T1">Let us define the events Ei as: "at contraction I, one does not pick an edge from C" (C is the mincut)</text:span></text:p>
      <text:p text:style-name="P2"><text:span text:style-name="T1">The algo gives a right answer with probability:</text:span></text:p>
      <text:p text:style-name="Standard"/>
      <text:p text:style-name="Standard">P(E1) -&gt; probability not to choose an edge from C at the first contraction </text:p>
      <text:p text:style-name="Standard"/>
      <text:p text:style-name="Standard">1-P(E1) -&gt; probability to choose an edge from C </text:p>
      <text:p text:style-name="Standard"/>
      <text:p text:style-name="Standard">1-P(E1) ≤ k/(nk/2) <text:s text:c="4"/>======&gt; P(E1)≥ 1- 2/n </text:p>
      <text:p text:style-name="Standard"/>
      <text:p text:style-name="Standard"><text:s/></text:p>
      <text:p text:style-name="Standard"/>
      <text:p text:style-name="Standard">P(E2 | E1) -&gt; probability not to take an edge from C knowing we did not take the one previously </text:p>
      <text:p text:style-name="Standard"/>
      <text:p text:style-name="Standard">1-P(E2 | E1) ≤ k/(n-1)k/2 <text:s/>======&gt; P(E2 | E1) ≥ 1 – 2/(n-1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2:30:35.560311720</meta:creation-date>
    <dc:date>2022-02-28T12:32:59.560223117</dc:date>
    <meta:editing-duration>PT2M2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320" meta:character-count="1648" meta:non-whitespace-character-count="1319"/>
  </office:meta>
</office:document-meta>
</file>